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01f51f" officeooo:paragraph-rsid="0001f51f"/>
    </style:style>
    <style:style style:name="P2" style:family="paragraph" style:parent-style-name="Text_20_body" style:list-style-name="L1">
      <style:text-properties style:font-name="Liberation Sans" officeooo:rsid="0001f51f" officeooo:paragraph-rsid="0001f51f"/>
    </style:style>
    <style:style style:name="P3" style:family="paragraph" style:parent-style-name="Title">
      <style:text-properties officeooo:rsid="0001f51f" officeooo:paragraph-rsid="0001f5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udienarbeit</text:p>
      <text:h text:style-name="P1" text:outline-level="2">Gliederung:</text:h>
      <text:list xml:id="list343200812" text:style-name="L1">
        <text:list-item>
          <text:p text:style-name="P2">Einführung</text:p>
          <text:list>
            <text:list-item>
              <text:p text:style-name="P2">Motivation</text:p>
            </text:list-item>
            <text:list-item>
              <text:p text:style-name="P2">Aufgabenstellung</text:p>
            </text:list-item>
          </text:list>
        </text:list-item>
        <text:list-item>
          <text:p text:style-name="P2">Planung</text:p>
          <text:list>
            <text:list-item>
              <text:p text:style-name="P2">Umfang (UseCases)</text:p>
            </text:list-item>
            <text:list-item>
              <text:p text:style-name="P2">Risikobehandlung</text:p>
            </text:list-item>
          </text:list>
        </text:list-item>
        <text:list-item>
          <text:p text:style-name="P2">Durchführung</text:p>
          <text:list>
            <text:list-item>
              <text:p text:style-name="P2">Entwicklung</text:p>
            </text:list-item>
            <text:list-item>
              <text:p text:style-name="P2">Tests</text:p>
            </text:list-item>
            <text:list-item>
              <text:p text:style-name="P2">Probleme</text:p>
            </text:list-item>
          </text:list>
        </text:list-item>
        <text:list-item>
          <text:p text:style-name="P2">Ergebnis</text:p>
          <text:list>
            <text:list-item>
              <text:p text:style-name="P2">Fehlerbehandlung</text:p>
            </text:list-item>
            <text:list-item>
              <text:p text:style-name="P2">Reflexion</text:p>
            </text:list-item>
            <text:list-item>
              <text:p text:style-name="P2">Fazit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0T16:11:09.193000000</meta:creation-date>
    <dc:date>2021-04-10T16:15:35.088000000</dc:date>
    <meta:editing-duration>PT4M26S</meta:editing-duration>
    <meta:editing-cycles>1</meta:editing-cycles>
    <meta:document-statistic meta:table-count="0" meta:image-count="0" meta:object-count="0" meta:page-count="1" meta:paragraph-count="16" meta:word-count="31" meta:character-count="188" meta:non-whitespace-character-count="187"/>
    <meta:generator>LibreOffice/6.4.4.2$Windows_X86_64 LibreOffice_project/3d775be2011f3886db32dfd395a6a6d1ca2630ff</meta:generator>
  </office:meta>
</office:document-meta>
</file>